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22ff77" officeooo:paragraph-rsid="003c3682"/>
    </style:style>
    <style:style style:name="P16" style:family="paragraph" style:parent-style-name="Text_20_body">
      <style:text-properties officeooo:rsid="00367a66" officeooo:paragraph-rsid="00367a66"/>
    </style:style>
    <style:style style:name="P17" style:family="paragraph" style:parent-style-name="Text_20_body">
      <style:text-properties officeooo:rsid="00367a66" officeooo:paragraph-rsid="0036ba9f"/>
    </style:style>
    <style:style style:name="P18" style:family="paragraph" style:parent-style-name="Text_20_body">
      <style:text-properties officeooo:rsid="00367a66" officeooo:paragraph-rsid="00374ae7"/>
    </style:style>
    <style:style style:name="P19" style:family="paragraph" style:parent-style-name="Text_20_body">
      <style:text-properties officeooo:rsid="00374ae7" officeooo:paragraph-rsid="00374ae7"/>
    </style:style>
    <style:style style:name="P20" style:family="paragraph" style:parent-style-name="Text_20_body">
      <style:text-properties officeooo:rsid="003aa9f9" officeooo:paragraph-rsid="003aa9f9"/>
    </style:style>
    <style:style style:name="P21" style:family="paragraph" style:parent-style-name="Text_20_body">
      <style:text-properties officeooo:rsid="003f894a" officeooo:paragraph-rsid="003f894a"/>
    </style:style>
    <style:style style:name="P22" style:family="paragraph" style:parent-style-name="Text_20_body">
      <style:text-properties officeooo:rsid="002f1ca7" officeooo:paragraph-rsid="0040a726"/>
    </style:style>
    <style:style style:name="P23" style:family="paragraph" style:parent-style-name="Text_20_body">
      <style:text-properties officeooo:rsid="002f1ca7" officeooo:paragraph-rsid="002f1ca7"/>
    </style:style>
    <style:style style:name="P24" style:family="paragraph" style:parent-style-name="Text_20_body">
      <style:text-properties officeooo:rsid="0040a726" officeooo:paragraph-rsid="004265a4"/>
    </style:style>
    <style:style style:name="P25" style:family="paragraph" style:parent-style-name="Text_20_body">
      <style:text-properties officeooo:rsid="0039213f" officeooo:paragraph-rsid="004a1947"/>
    </style:style>
    <style:style style:name="P26" style:family="paragraph" style:parent-style-name="Text_20_body">
      <style:text-properties officeooo:rsid="004a1947" officeooo:paragraph-rsid="004a1947"/>
    </style:style>
    <style:style style:name="P27"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28" style:family="paragraph" style:parent-style-name="Table_20_Contents">
      <style:text-properties officeooo:rsid="002ff32f" officeooo:paragraph-rsid="002ff32f"/>
    </style:style>
    <style:style style:name="P29" style:family="paragraph" style:parent-style-name="Heading_20_1">
      <style:text-properties officeooo:rsid="0018d472" officeooo:paragraph-rsid="0018d472"/>
    </style:style>
    <style:style style:name="P30" style:family="paragraph" style:parent-style-name="Heading_20_1">
      <style:text-properties officeooo:rsid="001f1f8a" officeooo:paragraph-rsid="001f1f8a"/>
    </style:style>
    <style:style style:name="P31" style:family="paragraph" style:parent-style-name="Text_20_body" style:list-style-name="L1">
      <style:text-properties officeooo:rsid="0018d472" officeooo:paragraph-rsid="0018d472"/>
    </style:style>
    <style:style style:name="P32" style:family="paragraph" style:parent-style-name="Text_20_body" style:list-style-name="L2">
      <style:text-properties officeooo:rsid="0018d472" officeooo:paragraph-rsid="0018d472"/>
    </style:style>
    <style:style style:name="P33" style:family="paragraph" style:parent-style-name="Text_20_body" style:list-style-name="L2">
      <style:text-properties officeooo:rsid="0018d472" officeooo:paragraph-rsid="0018d6e9"/>
    </style:style>
    <style:style style:name="P34" style:family="paragraph" style:parent-style-name="Text_20_body" style:list-style-name="L2">
      <style:text-properties officeooo:rsid="0018d6e9" officeooo:paragraph-rsid="0018d6e9"/>
    </style:style>
    <style:style style:name="P35" style:family="paragraph" style:parent-style-name="Text_20_body" style:list-style-name="L2">
      <style:text-properties officeooo:rsid="001a0db5" officeooo:paragraph-rsid="001a0db5"/>
    </style:style>
    <style:style style:name="P36" style:family="paragraph" style:parent-style-name="Text_20_body" style:list-style-name="L2">
      <style:text-properties officeooo:rsid="001cf46e" officeooo:paragraph-rsid="001cf46e"/>
    </style:style>
    <style:style style:name="P37" style:family="paragraph" style:parent-style-name="Text_20_body" style:list-style-name="L2">
      <style:text-properties officeooo:rsid="001e1bc2" officeooo:paragraph-rsid="001e1bc2"/>
    </style:style>
    <style:style style:name="P38" style:family="paragraph" style:parent-style-name="Text_20_body">
      <style:text-properties officeooo:rsid="004a1947" officeooo:paragraph-rsid="004a1947"/>
    </style:style>
    <style:style style:name="P39" style:family="paragraph" style:parent-style-name="Text_20_body">
      <style:text-properties officeooo:rsid="004a1947" officeooo:paragraph-rsid="004cd26f"/>
    </style:style>
    <style:style style:name="P40" style:family="paragraph" style:parent-style-name="Text_20_body">
      <style:text-properties officeooo:rsid="004a1947" officeooo:paragraph-rsid="004fd6fb"/>
    </style:style>
    <style:style style:name="P41" style:family="paragraph" style:parent-style-name="Text_20_body">
      <style:text-properties officeooo:rsid="004a1947" officeooo:paragraph-rsid="005023d5"/>
    </style:style>
    <style:style style:name="P42" style:family="paragraph" style:parent-style-name="Text_20_body">
      <style:text-properties officeooo:rsid="004a1947" officeooo:paragraph-rsid="00551494"/>
    </style:style>
    <style:style style:name="P43" style:family="paragraph" style:parent-style-name="Text_20_body">
      <style:text-properties officeooo:rsid="004a1947" officeooo:paragraph-rsid="00562d43"/>
    </style:style>
    <style:style style:name="P44" style:family="paragraph" style:parent-style-name="Text_20_body">
      <style:text-properties officeooo:rsid="004a1947" officeooo:paragraph-rsid="00571d4f"/>
    </style:style>
    <style:style style:name="P45" style:family="paragraph" style:parent-style-name="Text_20_body">
      <style:text-properties officeooo:rsid="004a1947" officeooo:paragraph-rsid="005c6152"/>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4eaf24"/>
    </style:style>
    <style:style style:name="T28" style:family="text">
      <style:text-properties officeooo:rsid="004f5ea1"/>
    </style:style>
    <style:style style:name="T29" style:family="text">
      <style:text-properties officeooo:rsid="004fd6fb"/>
    </style:style>
    <style:style style:name="T30" style:family="text">
      <style:text-properties officeooo:rsid="005023d5"/>
    </style:style>
    <style:style style:name="T31" style:family="text">
      <style:text-properties officeooo:rsid="0050a517"/>
    </style:style>
    <style:style style:name="T32" style:family="text">
      <style:text-properties officeooo:rsid="0051f881"/>
    </style:style>
    <style:style style:name="T33" style:family="text">
      <style:text-properties officeooo:rsid="0052cdd8"/>
    </style:style>
    <style:style style:name="T34" style:family="text">
      <style:text-properties officeooo:rsid="00537094"/>
    </style:style>
    <style:style style:name="T35" style:family="text">
      <style:text-properties officeooo:rsid="00551494"/>
    </style:style>
    <style:style style:name="T36" style:family="text">
      <style:text-properties officeooo:rsid="00562d43"/>
    </style:style>
    <style:style style:name="T37" style:family="text">
      <style:text-properties officeooo:rsid="00567db5"/>
    </style:style>
    <style:style style:name="T38" style:family="text">
      <style:text-properties officeooo:rsid="00571d4f"/>
    </style:style>
    <style:style style:name="T39" style:family="text">
      <style:text-properties officeooo:rsid="00586842"/>
    </style:style>
    <style:style style:name="T40" style:family="text">
      <style:text-properties officeooo:rsid="00595a76"/>
    </style:style>
    <style:style style:name="T41" style:family="text">
      <style:text-properties officeooo:rsid="005add91"/>
    </style:style>
    <style:style style:name="T42" style:family="text">
      <style:text-properties officeooo:rsid="005afd68"/>
    </style:style>
    <style:style style:name="T43" style:family="text">
      <style:text-properties officeooo:rsid="005b2606"/>
    </style:style>
    <style:style style:name="T44" style:family="text">
      <style:text-properties officeooo:rsid="005c61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udience</text:h>
      <text:p text:style-name="P1">Knowledgeable about FP, but assuming no background on dependent types.</text:p>
      <text:h text:style-name="Heading_20_1" text:outline-level="1">Goals</text:h>
      <text:list xml:id="list7505511638360669215" text:style-name="L1">
        <text:list-item>
          <text:p text:style-name="P31">Promote REA as a thought leader / good place to work on interesting problems (although most of the talk will not be about what we do at REA – but can achieve goal with a slide at the end).</text:p>
        </text:list-item>
        <text:list-item>
          <text:p text:style-name="P31">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29" text:outline-level="1">How long is the talk</text:h>
      <text:p text:style-name="P1">90 minutes.</text:p>
      <text:h text:style-name="P29" text:outline-level="1">Key takeaway messages</text:h>
      <text:list xml:id="list5604580077715538480" text:style-name="L2">
        <text:list-item>
          <text:p text:style-name="P32">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33">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34">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35">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35">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36"><text:soft-page-break/>Dependent typing simplifies the type system. Instead of a type that takes type parameters, you can simply define a function that yields a type. Higher order types are just higher order functions.</text:p>
        </text:list-item>
        <text:list-item>
          <text:p text:style-name="P37">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37">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30" text:outline-level="1">Roughly what I will say</text:h>
      <text:p text:style-name="P3">Welcome everyone! 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1">(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text:soft-page-break/></text:p>
      <text:p text:style-name="P4">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text:p>
      <text:p text:style-name="P15">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5"><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4"><text:soft-page-break/>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3"><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4">(<text:span text:style-name="T21">On screen: </text:span>Fermat’s Last Theorem as an example).</text:p>
      <text:p text:style-name="P22">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2"><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2">(</text:span>On screen: <text:span text:style-name="T22">Lambda and Forall symbols).</text:span></text:p>
      <text:p text:style-name="P9"><text:soft-page-break/>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able:table-row>
          <table:table-cell table:style-name="Table1.A1" office:value-type="string">
            <text:p text:style-name="P27">Typed lambda calculus</text:p>
          </table:table-cell>
          <table:table-cell table:style-name="Table1.A1" office:value-type="string">
            <text:p text:style-name="P27">Mathematical logic</text:p>
          </table:table-cell>
          <table:table-cell table:style-name="Table1.C1" office:value-type="string">
            <text:p text:style-name="P27">Example</text:p>
          </table:table-cell>
        </table:table-row>
        <table:table-row>
          <table:table-cell table:style-name="Table1.A2" office:value-type="string">
            <text:p text:style-name="P28">Type</text:p>
          </table:table-cell>
          <table:table-cell table:style-name="Table1.A2" office:value-type="string">
            <text:p text:style-name="P28">A proposition (a statement that may or may not be true)</text:p>
          </table:table-cell>
          <table:table-cell table:style-name="Table1.C2" office:value-type="string">
            <text:p text:style-name="P28">x : Nat ↔ There exists at least one natural number</text:p>
          </table:table-cell>
        </table:table-row>
        <table:table-row>
          <table:table-cell table:style-name="Table1.A2" office:value-type="string">
            <text:p text:style-name="P28">Value</text:p>
          </table:table-cell>
          <table:table-cell table:style-name="Table1.A2" office:value-type="string">
            <text:p text:style-name="P28">A proof</text:p>
          </table:table-cell>
          <table:table-cell table:style-name="Table1.C2" office:value-type="string">
            <text:p text:style-name="P28">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text:soft-page-break/>(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6">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8">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8">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7">The other thing you will notice is the reference to l. So what is l? In the previous argument <text:span text:style-name="T14">to the constructor MkVec</text:span>, we said we expect a <text:span text:style-name="T14">List of a, but we also gave that list a name, l. This </text:span><text:soft-page-break/><text:span text:style-name="T14">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9">In this example, we show that we can construct a Vector of natural numbers of size 5 – in this case, the compiler can confirm that the list we are passing has size 5, and allows this program to compile.</text:p>
      <text:p text:style-name="P25">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5"/>
      <text:p text:style-name="P20">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0">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6">(Show grid explaining game)</text:p>
      <text:p text:style-name="P26">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39"><text:span text:style-name="T26">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text:span><text:span text:style-name="T27">Some array indices will be </text:span><text:soft-page-break/><text:span text:style-name="T27">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span></text:p>
      <text:p text:style-name="P40"><text:span text:style-name="T28">In both cases, d</text:span><text:span text:style-name="T27">ependent types can be used to </text:span><text:span text:style-name="T28">formally verify that it is safe to perform the action before it is performed. Because the axioms in Minesweeper are quite intuitive, I decided it would be a good way to practice formally verifying things. Many of the skills and concepts that you can learn from </text:span><text:span text:style-name="T29">proving Minesweeper logic transfer to proving things about programs.</text:span></text:p>
      <text:p text:style-name="P40"><text:span text:style-name="T28">So I built a version of Minesweeper called proofsweeper. The twist to proofsweeper is that in order to successfully make a move, you have to formally prove </text:span><text:span text:style-name="T29">things in Idris. You can prove </text:span><text:span text:style-name="T28">to the computer </text:span><text:span text:style-name="T29">that a cell is a mine, or that a cell isn't a mine</text:span><text:span text:style-name="T28">. </text:span><text:span text:style-name="T29">After each move, the game generates the axioms based on the information you can see – so you can only rely on facts you are allowed to see at the current point in the game. Unlike in normal Minesweeper, you can't die </text:span><text:span text:style-name="T30">in Proofsweeper</text:span><text:span text:style-name="T29"> – if you can't formally prove a cell isn't a mine, you can't reveal it. </text:span><text:span text:style-name="T30">In other words, formal verification guarantees correctness with respect to a property we care about.</text:span></text:p>
      <text:p text:style-name="P41"><text:span text:style-name="T30">Proofsweeper is open source software that I have made available on GitHub. The URL is available down the bottom of this slide, and is also mentioned in the additional resources information for this talk. I have installed ProofSweeperEngine</text:span><text:span text:style-name="T32"> – </text:span><text:span text:style-name="T30">that's a Haskell program that you use to actually play the game, and shown you the commands available on screen. Then I have run the command to start a new 8x8 game.</text:span></text:p>
      <text:p text:style-name="P41"><text:span text:style-name="T30">You will see it has spat out the initial status of the game as some ASCII art. Across the top are the column numbers</text:span><text:span text:style-name="T32"> – </text:span><text:span text:style-name="T30">00 to 07. Down the left hand side are the row numbers</text:span><text:span text:style-name="T32"> – </text:span><text:span text:style-name="T30">again 00 to 07. And in the middle is a grid, with a question mark anywhere where we don't know the mine status of a cell. As in classic minesweeper, the numbers in the grid show the number of neighbouring mines, and zeros are shown as blank.</text:span></text:p>
      <text:p text:style-name="P41"><text:span text:style-name="T30">So to make progress, we need to either prove that a cell is a mine, or prove that a cell i</text:span><text:span text:style-name="T31">sn't a mine. </text:span><text:span text:style-name="T32">Before we talk about how to do it formally, lets </text:span><text:span text:style-name="T33">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text:span><text:span text:style-name="T34">only one cell adjacent to 1,1 is unknown – 2,2. And since 2 mines must be touching 1,1, we can conclude that if 0,2 is a mine, then 2,2 <text:s/>must also be. So that is one case. But what if 0,2 is not a mine? Then because 0,1 must be touching a mine, we know that 1,2 must be a </text:span><text:soft-page-break/><text:span text:style-name="T34">mine. Now, 1,1 must be touching two mines, and it's touching one mine and one unknown. So 2,2 must be a mine. Therefore, 2,2 is a mine if 0,2 is a mine, or if 0,2 is not a mine. Therefore 2,2 is a mine.</text:span></text:p>
      <text:p text:style-name="P42"><text:span text:style-name="T35">So, we have a hand-wavy proof – hopefully most of the audience is convinced that 2,2 is a mine. But in order to make it a formal proof, we need to convince the Idris compiler as well.</text:span></text:p>
      <text:p text:style-name="P43"><text:span text:style-name="T36">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span></text:p>
      <text:p text:style-name="P43"><text:span text:style-name="T36">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span></text:p>
      <text:p text:style-name="P43"><text:span text:style-name="T36">If we are going to make formal statements about the neighbours of a cell, we need a formal definition of which cells are neighbours. </text:span><text:span text:style-name="T37">mineNeighbours will find all the adjacent coordinates to a coordinate, avoiding any that are outside of the grid. The lines above it are just part of that calculation. </text:span><text:span text:style-name="T38">Finally, we are also going to need the concept of the number of distinct members of a list – as defined here.</text:span></text:p>
      <text:p text:style-name="P44"><text:span text:style-name="T38">One thing that is really neat to point out here is a unit test that is defined inline and checked at compile time. distinctCount_test1 </text:span><text:span text:style-name="T39">is defined with a type that includes distinctCount, </text:span><text:span text:style-name="T40">the function under test,</text:span><text:span text:style-name="T39"> and the single equals symbol, </text:span><text:span text:style-name="T40">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text:span><text:span text:style-name="T41">So at compile time, the compiler will check this test passes.</text:span></text:p>
      <text:p text:style-name="P45"><text:span text:style-name="T42">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text:span><text:span text:style-name="T43">All the axioms say that certain cells are, by definition, not mines, and have a certain number of neighbours </text:span><text:span text:style-name="T44">that are mines</text:span><text:span text:style-name="T43">. </text:span><text:span text:style-name="T44">The first axiom is really simple. It lets us convert between the KnownNotMine form including a number of neighbours into the IsNotMine form.</text:span></text:p>
      <text:p text:style-name="P45"><text:soft-page-break/><text:span text:style-name="T44">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span></text:p>
      <text:p text:style-name="P45"><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4.0.1.2$Linux_X86_64 LibreOffice_project/84102822e3d61eb989ddd325abf1ac077904985</meta:generator>
    <dc:date>2019-04-25T22:37:08</dc:date>
    <meta:editing-duration>PT18H47M35S</meta:editing-duration>
    <meta:editing-cycles>37</meta:editing-cycles>
    <dc:creator>Andrew Miller</dc:creator>
    <meta:document-statistic meta:table-count="1" meta:image-count="0" meta:object-count="0" meta:page-count="10" meta:paragraph-count="93" meta:word-count="5199" meta:character-count="28989" meta:non-whitespace-character-count="23792"/>
  </office:meta>
</office:document-meta>
</file>